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33995d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33995d" style:font-size-asian="12pt" style:font-size-complex="12pt"/>
    </style:style>
    <style:style style:name="P8" style:family="paragraph" style:parent-style-name="Standard">
      <style:text-properties style:font-name="Calibri" fo:font-size="12pt" fo:language="en" fo:country="US" officeooo:paragraph-rsid="0033995d" style:font-size-asian="12pt" style:font-size-complex="12pt"/>
    </style:style>
    <style:style style:name="P9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US" officeooo:paragraph-rsid="0033995d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3995d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3995d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3995d" style:text-blinking="false" fo:background-color="transparent" style:font-size-asian="12pt" style:font-size-complex="12pt"/>
    </style:style>
    <style:style style:name="P14" style:family="paragraph" style:parent-style-name="Text_20_body">
      <style:text-properties fo:font-variant="normal" fo:text-transform="none" officeooo:rsid="00216212" officeooo:paragraph-rsid="00256d12"/>
    </style:style>
    <style:style style:name="P15" style:family="paragraph" style:parent-style-name="Titulo">
      <style:text-properties fo:font-variant="normal" fo:text-transform="none"/>
    </style:style>
    <style:style style:name="P1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33995d" style:text-blinking="false" fo:background-color="transparent" loext:padding="0cm" loext:border="none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33995d" style:font-size-asian="24pt" style:font-weight-asian="bold" style:font-size-complex="24pt" style:font-weight-complex="bold"/>
    </style:style>
    <style:style style:name="P18" style:family="paragraph" style:parent-style-name="Text_20_body">
      <style:text-properties fo:color="#336633" loext:opacity="100%" fo:font-size="14pt" style:font-size-asian="14pt" style:font-size-complex="14pt"/>
    </style:style>
    <style:style style:name="P19" style:family="paragraph" style:parent-style-name="Text_20_body">
      <style:text-properties officeooo:rsid="00190700" officeooo:paragraph-rsid="00208f8b"/>
    </style:style>
    <style:style style:name="P20" style:family="paragraph" style:parent-style-name="Text_20_body">
      <style:text-properties officeooo:rsid="002ac7fd" officeooo:paragraph-rsid="002ac7fd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3995d"/>
    </style:style>
    <style:style style:name="P23" style:family="paragraph" style:parent-style-name="Standard">
      <style:text-properties fo:language="en" fo:country="US" officeooo:paragraph-rsid="0033995d"/>
    </style:style>
    <style:style style:name="P24" style:family="paragraph" style:parent-style-name="Standard">
      <style:text-properties officeooo:paragraph-rsid="0033995d"/>
    </style:style>
    <style:style style:name="P25" style:family="paragraph" style:parent-style-name="Standard" style:master-page-name="First_20_Page">
      <style:paragraph-properties style:page-number="auto"/>
      <style:text-properties officeooo:paragraph-rsid="0033995d"/>
    </style:style>
    <style:style style:name="P26" style:family="paragraph" style:parent-style-name="Standard" style:master-page-name="Index">
      <style:paragraph-properties style:page-number="auto"/>
    </style:style>
    <style:style style:name="P27" style:family="paragraph" style:parent-style-name="Standard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341d8a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33995d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74ed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208f8b"/>
    </style:style>
    <style:style style:name="T15" style:family="text">
      <style:text-properties officeooo:rsid="002ac7fd"/>
    </style:style>
    <style:style style:name="T16" style:family="text">
      <style:text-properties officeooo:rsid="002c7fa2"/>
    </style:style>
    <style:style style:name="T17" style:family="text">
      <style:text-properties style:font-name="Courier" officeooo:rsid="002ac7fd"/>
    </style:style>
    <style:style style:name="T18" style:family="text">
      <style:text-properties officeooo:rsid="002cee21"/>
    </style:style>
    <style:style style:name="T19" style:family="text">
      <style:text-properties officeooo:rsid="002d51fe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0"/>
          <text:p text:style-name="P10"><text:user-field-get text:name="Modulo">Computer Systems</text:user-field-get></text:p>
          <text:p text:style-name="P10">CFGS DAW</text:p>
        </draw:text-box>
      </draw:frame>
      <text:p text:style-name="P25"/>
      <text:p text:style-name="P24"/>
      <text:p text:style-name="P24"/>
      <text:p text:style-name="P24"/>
      <text:p text:style-name="P17"><text:span text:style-name="T7">Computer Systems – </text:span><text:span text:style-name="T8">Activities </text:span><text:span text:style-name="T9">3</text:span><text:span text:style-name="T10"><text:line-break/></text:span><text:span text:style-name="T11">UD </text:span><text:span text:style-name="T12">12</text:span><text:span text:style-name="T11">. </text:span><text:span text:style-name="T12">(EXTRA) </text:span><text:span text:style-name="T20"><text:user-field-get text:name="Tema">Scripting</text:user-field-get></text:span></text:p>
      <text:p text:style-name="P16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12">Sergio García / Alfredo Oltra</text:p>
      <text:p text:style-name="P11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22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3">20<text:span text:style-name="T22">22</text:span>/20<text:span text:style-name="T23">2</text:span><text:span text:style-name="T22">3</text:span></text:p>
      <text:p text:style-name="P6"><text:tab/><text:tab/><text:tab/><text:tab/><text:tab/><text:tab/><text:tab/><text:tab/><text:tab/><text:tab/>Versión:<text:date style:data-style-name="N105" text:date-value="2022-07-29T21:16:14.336999771">220729</text:date>.<text:time style:data-style-name="N104" text:time-value="2022-07-29T21:16:14.336999771">2115</text:time></text:p>
      <text:p text:style-name="P7"/>
      <text:p text:style-name="P9"/>
      <text:p text:style-name="P8"/>
      <text:p text:style-name="P23"/>
      <text:p text:style-name="P26"/>
      <text:p text:style-name="P18">Licencia</text:p>
      <text:p text:style-name="Standard"/>
      <text:p text:style-name="P5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8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1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21"><text:span text:style-name="T4"> </text:span>Atención. Hace referencia a un tipo de actividad donde los alumnos suelen cometer equivocaciones. </text:p>
      <text:p text:style-name="P21"/>
      <text:p text:style-name="P21"/>
      <text:h text:style-name="Heading_20_1" text:outline-level="1" text:is-list-header="true"/>
      <text:p text:style-name="Standard"/>
      <text:p text:style-name="Standard"/>
      <text:p text:style-name="Standard"/>
      <text:p text:style-name="P27"/>
      <text:p text:style-name="Titulo">UD0<text:user-field-get text:name="NumeroTema">12</text:user-field-get>. <text:user-field-get text:name="Tema">Scripting</text:user-field-get></text:p>
      <text:p text:style-name="P15">Activities <text:span text:style-name="T14">(III)</text:span></text:p>
      <text:p text:style-name="P14">Use forums to ask questions or help your classmates. Don’t share solutions.</text:p>
      <text:h text:style-name="Heading_20_2" text:outline-level="2">Activity 1</text:h>
      <text:p text:style-name="P20">Following <text:a xlink:type="simple" xlink:href="https://ugeek.github.io/blog/post/2019-03-14-crea-un-bot-de-telegram-con-bash-y-una-sola-linea-de-terminal.html" text:style-name="Internet_20_link" text:visited-style-name="Visited_20_Internet_20_Link">this tutorial</text:a> you can use <text:span text:style-name="T16">B</text:span>ash <text:span text:style-name="T16">S</text:span>cripting in order to create a simple Telgram <text:span text:style-name="T16">bot:</text:span></text:p>
      <text:p text:style-name="P19">a) <text:span text:style-name="T15">Using </text:span><text:a xlink:type="simple" xlink:href="https://www.redeszone.net/2017/01/09/utilizar-cron-crontab-linux-programar-tareas/" text:style-name="Internet_20_link" text:visited-style-name="Visited_20_Internet_20_Link"><text:span text:style-name="T15">cron</text:span></text:a><text:span text:style-name="T15"> and Bash Scripting, create a Telegram bot that every five minutes sends you information about your RAM memory. You can obtain this information using <text:s/>“</text:span><text:span text:style-name="T17">free -m".</text:span></text:p>
      <text:p text:style-name="P20">b) Using cron, Bash Scripting, <text:a xlink:type="simple" xlink:href="https://ugeek.github.io/blog/post/2019-03-28-enviando-imagenes-audios-archivos-con-mi-bot-de-telegram-de-una-sola-linea-de-terminal.html" text:style-name="Internet_20_link" text:visited-style-name="Visited_20_Internet_20_Link">this tutorial</text:a> about sending photos on Telegram <text:span text:style-name="T18">and a</text:span> directory with <text:span text:style-name="T19">10 images called </text:span>1.jpg, 2.jpg, … <text:span text:style-name="T19">10.jpg</text:span>, create a <text:span text:style-name="T16">Telegram </text:span>bot that ever<text:span text:style-name="T16">y</text:span> minute sends you a random image <text:span text:style-name="T16">from that directory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341d8a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5H11M49S</meta:editing-duration>
    <meta:editing-cycles>35</meta:editing-cycles>
    <meta:generator>LibreOffice/7.3.2.2$Windows_X86_64 LibreOffice_project/49f2b1bff42cfccbd8f788c8dc32c1c309559be0</meta:generator>
    <meta:initial-creator>Alfredo Oltra Orengo</meta:initial-creator>
    <dc:date>2022-07-29T21:16:14.153000000</dc:date>
    <meta:print-date>2017-04-16T08:07:47.448000000</meta:print-date>
    <meta:document-statistic meta:table-count="0" meta:image-count="2" meta:object-count="0" meta:page-count="3" meta:paragraph-count="26" meta:word-count="254" meta:character-count="1650" meta:non-whitespace-character-count="1397"/>
  </office:meta>
</office:document-meta>
</file>